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embeddedmacro.py" manifest:media-type=""/>
  <manifest:file-entry manifest:full-path="Scripts/python/pythonpath/indoc/documentevent.py" manifest:media-type=""/>
  <manifest:file-entry manifest:full-path="Scripts/python/pythonpath/indoc/staticdialog3.py" manifest:media-type=""/>
  <manifest:file-entry manifest:full-path="Scripts/python/pythonpath/indoc/__init__.py" manifest:media-type=""/>
  <manifest:file-entry manifest:full-path="Scripts/python/pythonpath/indoc/datedialog1.py" manifest:media-type=""/>
  <manifest:file-entry manifest:full-path="Scripts/python/pythonpath/indoc/listeners.py" manifest:media-type=""/>
  <manifest:file-entry manifest:full-path="Scripts/python/pythonpath/indoc/dialogs.py" manifest:media-type=""/>
  <manifest:file-entry manifest:full-path="Scripts/python/pythonpath/indoc/commons.py" manifest:media-type=""/>
  <manifest:file-entry manifest:full-path="Scripts/python/pythonpath/indoc/historydialog8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1" table:number-columns-repeated="1012" table:default-cell-style-name="ce3"/>
        <table:table-row table:style-name="ro1">
          <table:table-cell office:value-type="string" calcext:value-type="string">
            <text:p>staticdialog3</text:p>
          </table:table-cell>
          <table:table-cell office:value-type="string" calcext:value-type="string">
            <text:p>historydialog8</text:p>
          </table:table-cell>
          <table:table-cell office:value-type="string" calcext:value-type="string">
            <text:p>datedialog1</text:p>
          </table:table-cell>
          <table:table-cell table:number-columns-repeated="1011"/>
        </table:table-row>
      </table:table>
      <table:table table:name="config" table:style-name="ta2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alogstate_historydialog8</text:p>
          </table:table-cell>
          <table:table-cell office:value-type="string" calcext:value-type="string">
            <text:p>{"Width": 249, "CheckBox1sate": 1, "CheckBox2sate": 0, "Height": 137}</text:p>
          </table:table-cell>
        </table:table-row>
        <table:table-row table:style-name="ro1">
          <table:table-cell office:value-type="string" calcext:value-type="string">
            <text:p>GridDatarows_historydialog8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staticdialog3</text:p>
          </table:table-cell>
          <table:table-cell office:value-type="string" calcext:value-type="string">
            <text:p>{"OptionCheck": false, "Width": 192, "CloseCheck": false, "Height": 125, "CheckBox2sate": 1, "CheckBox1sate": 0}</text:p>
          </table:table-cell>
        </table:table-row>
        <table:table-row table:style-name="ro1">
          <table:table-cell office:value-type="string" calcext:value-type="string">
            <text:p>GridDatarows_staticdialog3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datedialog1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datedialog1" table:base-cell-address="$config.$B$5" table:cell-range-address="$config.$B$5"/>
        <table:named-expression table:name="dialogstate_historydialog5" table:base-cell-address="$Sheet3.$B$5" table:expression="#REF!"/>
        <table:named-range table:name="dialogstate_historydialog8" table:base-cell-address="$config.$B$1" table:cell-range-address="$config.$B$1"/>
        <table:named-expression table:name="dialogstate_staticdialog2" table:base-cell-address="$Sheet3.$B$11" table:expression="#REF!"/>
        <table:named-range table:name="dialogstate_staticdialog3" table:base-cell-address="$config.$B$3" table:cell-range-address="$config.$B$3"/>
        <table:named-expression table:name="GridDatarows_historydialog4" table:base-cell-address="$Sheet3.$B$4" table:expression="#REF!"/>
        <table:named-range table:name="GridDatarows_historydialog8" table:base-cell-address="$config.$B$2" table:cell-range-address="$config.$B$2"/>
        <table:named-range table:name="GridDatarows_staticdialog3" table:base-cell-address="$config.$B$4" table:cell-range-address="$confi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20111" number:language="ja" number:country="JP">
      <number:year number:style="long"/>
      <number:text>/</number:text>
      <number:month/>
      <number:text>/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00/00/00</text:date>, <text:time style:data-style-name="N2" text:time-value="14:56:31.93428498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7-04T14:57:39.441373773</dc:date>
    <meta:editing-duration>P1DT20H32M20S</meta:editing-duration>
    <meta:editing-cycles>327</meta:editing-cycles>
    <meta:document-statistic meta:table-count="2" meta:cell-count="13" meta:object-count="0"/>
  </office:meta>
</office:document-meta>
</file>